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509" officeooo:paragraph-rsid="000e75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 </meta:initial-creator>
    <meta:creation-date>2016-10-20T22:38:09.788685665</meta:creation-date>
    <dc:date>2016-11-25T19:54:37.121000000</dc:date>
    <meta:editing-duration>PT1H36M7S</meta:editing-duration>
    <meta:editing-cycles>8</meta:editing-cycles>
    <meta:generator>LibreOffice/5.1.4.2$Windows_X86_64 LibreOffice_project/f99d75f39f1c57ebdd7ffc5f42867c12031db97a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